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0.499cm" fo:margin-right="0cm" fo:text-indent="-0.499cm" style:auto-text-indent="false"/>
    </style:style>
    <style:style style:name="P4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/>
    </style:style>
    <text:list-style style:name="L1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evator simulation</text:p>
      <text:p text:style-name="P1"/>
      <text:p text:style-name="Standard">The program lift90 is a simulation model of an elevator, or a number of elevators in an office buiding.</text:p>
      <text:p text:style-name="Standard"/>
      <text:p text:style-name="Standard">The file “lift90.ini“ contain the control parameters for the simulation. You can set the parameters in order to try out any number of elevators in a planned building. This gives the possibility to test capacity of elevators in different load environments.</text:p>
      <text:p text:style-name="Standard"/>
      <text:p text:style-name="Standard">Typical questions could be:</text:p>
      <text:p text:style-name="Standard"/>
      <text:list xml:id="list8390323707558592898" text:style-name="L1">
        <text:list-item>
          <text:p text:style-name="P3">How many elevators do we need in this building to avoid congestion, taking into consideration the expected arrival intervals of employees.</text:p>
        </text:list-item>
        <text:list-item>
          <text:p text:style-name="P2">Given number of elevators, what is the average and maximum waiting times for people in the building.</text:p>
        </text:list-item>
      </text:list>
      <text:p text:style-name="Standard"/>
      <text:p text:style-name="Standard">Speed and capacity of the elevators is also vital for the flow of the system. A more sofisticated model would have to try to simulate the possibility of different elevators running with different strateg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nb" fo:country="N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andardskrift_20_for_20_avsnitt" style:display-name="Standardskrift for avsnit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levator simulation</dc:title>
    <meta:initial-creator>Gunnar Syrrist</meta:initial-creator>
    <meta:creation-date>1996-09-17T21:15:00</meta:creation-date>
    <dc:creator>Gunnar Syrrist</dc:creator>
    <dc:date>1996-09-17T21:15:00</dc:date>
    <meta:editing-cycles>2</meta:editing-cycles>
    <meta:editing-duration>P15824DT17H31M44S</meta:editing-duration>
    <meta:document-statistic meta:table-count="0" meta:image-count="0" meta:object-count="0" meta:page-count="1" meta:paragraph-count="7" meta:word-count="140" meta:character-count="851"/>
    <meta:generator>OpenOffice/4.1.5$Win32 OpenOffice.org_project/415m1$Build-9789</meta:generator>
  </office:meta>
</office:document-meta>
</file>